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-complex="Arial1"/>
    </style:style>
    <style:style style:name="P2" style:family="paragraph" style:parent-style-name="Standard">
      <style:text-properties style:font-name-complex="Arial1" style:font-size-complex="10pt"/>
    </style:style>
    <style:style style:name="P3" style:family="paragraph" style:parent-style-name="Standard">
      <style:text-properties officeooo:rsid="00048c85" officeooo:paragraph-rsid="00048c85" style:font-name-complex="Arial1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20pt" style:font-size-asian="20pt" style:font-name-complex="Arial1" style:font-size-complex="20pt"/>
    </style:style>
    <style:style style:name="P6" style:family="paragraph" style:parent-style-name="Standard">
      <style:text-properties officeooo:rsid="00044df0" officeooo:paragraph-rsid="00044df0"/>
    </style:style>
    <style:style style:name="P7" style:family="paragraph" style:parent-style-name="Standard" style:list-style-name="L1">
      <style:text-properties officeooo:rsid="00173758" officeooo:paragraph-rsid="00173758"/>
    </style:style>
    <style:style style:name="P8" style:family="paragraph" style:parent-style-name="Standard" style:list-style-name="L1">
      <style:text-properties officeooo:rsid="0017f0e6" officeooo:paragraph-rsid="0017f0e6"/>
    </style:style>
    <style:style style:name="P9" style:family="paragraph" style:parent-style-name="Standard">
      <style:text-properties fo:color="#ff3333"/>
    </style:style>
    <style:style style:name="P10" style:family="paragraph" style:parent-style-name="Standard">
      <style:text-properties fo:color="#ff3333" style:font-name-complex="Arial1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style:font-name-complex="Arial1"/>
    </style:style>
    <style:style style:name="P12" style:family="paragraph" style:parent-style-name="Heading_20_3" style:list-style-name="L1">
      <style:text-properties fo:font-weight="normal" officeooo:rsid="00048c85" officeooo:paragraph-rsid="0006e9ee" style:font-weight-asian="normal" style:font-weight-complex="normal"/>
    </style:style>
    <style:style style:name="P13" style:family="paragraph" style:parent-style-name="Heading_20_3" style:list-style-name="">
      <style:text-properties fo:color="#ff3333"/>
    </style:style>
    <style:style style:name="P14" style:family="paragraph" style:parent-style-name="Heading_20_1" style:list-style-name="WWNum1">
      <style:text-properties fo:color="#ff3333"/>
    </style:style>
    <style:style style:name="P15" style:family="paragraph" style:parent-style-name="Heading_20_1" style:list-style-name="WWNum1" style:master-page-name="Converted1">
      <style:paragraph-properties style:page-number="1"/>
    </style:style>
    <style:style style:name="P16" style:family="paragraph" style:parent-style-name="Heading_20_2" style:list-style-name="WWNum1">
      <style:text-properties fo:color="#ff3333"/>
    </style:style>
    <style:style style:name="P17" style:family="paragraph" style:parent-style-name="Heading_20_2" style:list-style-name="WWNum1">
      <style:paragraph-properties fo:margin-left="0.5in" fo:margin-right="0in" fo:margin-top="0.1252in" fo:margin-bottom="0.1252in" loext:contextual-spacing="false" fo:text-indent="-0.5in" style:auto-text-indent="false" fo:keep-with-next="auto">
        <style:tab-stops>
          <style:tab-stop style:position="0.5in"/>
        </style:tab-stops>
      </style:paragraph-properties>
    </style:style>
    <style:style style:name="P18" style:family="paragraph" style:parent-style-name="Heading_20_2" style:list-style-name="WWNum1">
      <style:paragraph-properties fo:margin-left="0.5in" fo:margin-right="0in" fo:margin-top="0.1252in" fo:margin-bottom="0.1252in" loext:contextual-spacing="false" fo:text-indent="-0.5in" style:auto-text-indent="false" fo:keep-with-next="auto">
        <style:tab-stops>
          <style:tab-stop style:position="0.5in"/>
        </style:tab-stops>
      </style:paragraph-properties>
      <style:text-properties fo:color="#ff3333"/>
    </style:style>
    <style:style style:name="P19" style:family="paragraph" style:parent-style-name="Heading_20_2" style:list-style-name="">
      <style:paragraph-properties fo:margin-left="0.4in" fo:margin-right="0in" fo:text-indent="-0.4in" style:auto-text-indent="false"/>
      <style:text-properties fo:color="#ff3333" style:font-name-complex="Arial1" style:font-size-complex="10pt"/>
    </style:style>
    <style:style style:name="P20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21" style:family="paragraph" style:parent-style-name="Header">
      <style:paragraph-properties>
        <style:tab-stops/>
      </style:paragraph-properties>
      <style:text-properties style:font-name-complex="Arial1" style:font-size-complex="10pt"/>
    </style:style>
    <style:style style:name="P22" style:family="paragraph" style:parent-style-name="Header" style:list-style-name="WWNum8">
      <style:text-properties fo:color="#ff3333"/>
    </style:style>
    <style:style style:name="P23" style:family="paragraph" style:parent-style-name="Header">
      <style:text-properties fo:color="#ff3333" style:font-name-complex="Arial1"/>
    </style:style>
    <style:style style:name="P24" style:family="paragraph" style:parent-style-name="Header">
      <style:text-properties fo:color="#ff3333" style:font-name-complex="Arial1" style:font-size-complex="10pt"/>
    </style:style>
    <style:style style:name="P25" style:family="paragraph" style:parent-style-name="Header" style:list-style-name="WWNum36">
      <style:text-properties fo:color="#ff3333"/>
    </style:style>
    <style:style style:name="P26" style:family="paragraph" style:parent-style-name="Header" style:list-style-name="WWNum39">
      <style:text-properties fo:color="#ff3333"/>
    </style:style>
    <style:style style:name="P27" style:family="paragraph" style:parent-style-name="Contents_20_2">
      <style:paragraph-properties>
        <style:tab-stops>
          <style:tab-stop style:position="0.5555in"/>
          <style:tab-stop style:position="6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0.4165in"/>
          <style:tab-stop style:position="6in" style:type="right" style:leader-style="dotted" style:leader-text="."/>
        </style:tab-stops>
      </style:paragraph-properties>
      <style:text-properties style:font-name-complex="Arial1"/>
    </style:style>
    <style:style style:name="P29" style:family="paragraph" style:parent-style-name="Contents_20_1">
      <style:paragraph-properties>
        <style:tab-stops>
          <style:tab-stop style:position="0.278in"/>
          <style:tab-stop style:position="6in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 fo:text-align="center" style:justify-single-word="false">
        <style:tab-stops>
          <style:tab-stop style:position="0.4165in"/>
          <style:tab-stop style:position="6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 fo:text-align="center" style:justify-single-word="false" fo:break-before="page">
        <style:tab-stops>
          <style:tab-stop style:position="0.4165in"/>
          <style:tab-stop style:position="6in" style:type="right" style:leader-style="dotted" style:leader-text="."/>
        </style:tab-stops>
      </style:paragraph-properties>
    </style:style>
    <style:style style:name="P32" style:family="paragraph" style:parent-style-name="List_20_Paragraph" style:list-style-name="WWNum41">
      <style:text-properties fo:color="#ff3333"/>
    </style:style>
    <style:style style:name="P33" style:family="paragraph" style:parent-style-name="List_20_Paragraph" style:list-style-name="WWNum43">
      <style:text-properties fo:color="#ff3333"/>
    </style:style>
    <style:style style:name="T1" style:family="text">
      <style:text-properties fo:font-size="20pt" fo:font-weight="bold" style:font-size-asian="20pt" style:font-weight-asian="bold" style:font-name-complex="Arial1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name-complex="Arial1" style:font-weight-complex="bold"/>
    </style:style>
    <style:style style:name="T3" style:family="text">
      <style:text-properties fo:font-size="12pt" fo:font-weight="bold" style:font-size-asian="12pt" style:font-weight-asian="bold" style:font-name-complex="Arial1"/>
    </style:style>
    <style:style style:name="T4" style:family="text">
      <style:text-properties style:font-name="Calibri" fo:font-size="11pt" fo:language="en" fo:country="ZA" style:font-name-asian="F" style:font-size-asian="11pt" style:language-asian="en" style:country-asian="ZA" style:font-name-complex="F" style:font-size-complex="11pt"/>
    </style:style>
    <style:style style:name="T5" style:family="text">
      <style:text-properties text:display="true"/>
    </style:style>
    <style:style style:name="T6" style:family="text">
      <style:text-properties style:font-name-complex="Arial1"/>
    </style:style>
    <style:style style:name="T7" style:family="text">
      <style:text-properties style:font-name-complex="Arial1" style:font-size-complex="10pt"/>
    </style:style>
    <style:style style:name="T8" style:family="text">
      <style:text-properties officeooo:rsid="0005f93b" style:font-name-complex="Arial1" style:font-size-complex="10pt"/>
    </style:style>
    <style:style style:name="T9" style:family="text">
      <style:text-properties officeooo:rsid="0006e9ee" style:font-name-complex="Arial1" style:font-size-complex="10pt"/>
    </style:style>
    <style:style style:name="T10" style:family="text">
      <style:text-properties officeooo:rsid="0009fd38" style:font-name-complex="Arial1" style:font-size-complex="10pt"/>
    </style:style>
    <style:style style:name="T11" style:family="text">
      <style:text-properties officeooo:rsid="000b6ad4" style:font-name-complex="Arial1" style:font-size-complex="10pt"/>
    </style:style>
    <style:style style:name="T12" style:family="text">
      <style:text-properties officeooo:rsid="000d658c" style:font-name-complex="Arial1" style:font-size-complex="10pt"/>
    </style:style>
    <style:style style:name="T13" style:family="text">
      <style:text-properties fo:font-weight="normal" style:font-weight-asian="normal" style:font-name-complex="Arial1" style:font-size-complex="10pt"/>
    </style:style>
    <style:style style:name="T14" style:family="text">
      <style:text-properties fo:font-weight="normal" officeooo:rsid="00048c85" style:font-weight-asian="normal" style:font-name-complex="Arial1" style:font-size-complex="10pt" style:font-weight-complex="normal"/>
    </style:style>
    <style:style style:name="T15" style:family="text">
      <style:text-properties style:font-size-complex="10pt"/>
    </style:style>
    <style:style style:name="T16" style:family="text">
      <style:text-properties fo:font-weight="bold" style:font-weight-asian="bold" style:font-name-complex="Arial1" style:font-size-complex="10pt" style:font-weight-complex="bold"/>
    </style:style>
    <style:style style:name="T17" style:family="text">
      <style:text-properties fo:color="#808080" fo:letter-spacing="0.0417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1"/>
      <text:p text:style-name="P1"/>
      <text:p text:style-name="P4"><text:span text:style-name="T1">&lt;Insert Project Name&gt;</text:span></text:p>
      <text:p text:style-name="P5"/>
      <text:p text:style-name="P4"><text:span text:style-name="T1">DSIDE Project Repor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2">&lt;Date&gt;</text:span></text:p>
      <text:p text:style-name="P1"/>
      <text:p text:style-name="P4"><text:span text:style-name="T2">Version 1.0</text:span></text:p>
      <text:p text:style-name="P1"/>
      <text:p text:style-name="P31"><text:span text:style-name="T3">Table of Contents</text:span></text:p>
      <text:p text:style-name="P30"/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Toc456176943" text:style-name="Index_20_Link" text:visited-style-name="Index_20_Link">1.</text:a><text:a xlink:type="simple" xlink:href="#_Toc456176943" text:style-name="Index_20_Link" text:visited-style-name="Index_20_Link"><text:span text:style-name="T4"><text:tab/></text:span></text:a><text:a xlink:type="simple" xlink:href="#_Toc456176943" text:style-name="Index_20_Link" text:visited-style-name="Index_20_Link">Executive Summary</text:a><text:a xlink:type="simple" xlink:href="#_Toc456176943" text:style-name="Index_20_Link" text:visited-style-name="Index_20_Link"><text:span text:style-name="T5"><text:tab/>1</text:span></text:a></text:p>
          <text:p text:style-name="P27"><text:a xlink:type="simple" xlink:href="#_Toc456176944" text:style-name="Index_20_Link" text:visited-style-name="Index_20_Link"><text:span text:style-name="T6">1.1</text:span></text:a><text:a xlink:type="simple" xlink:href="#_Toc456176944" text:style-name="Index_20_Link" text:visited-style-name="Index_20_Link"><text:span text:style-name="T4"><text:tab/></text:span></text:a><text:a xlink:type="simple" xlink:href="#_Toc456176944" text:style-name="Index_20_Link" text:visited-style-name="Index_20_Link"><text:span text:style-name="T6">Problem Statement/Research Question/ Project Objectives</text:span></text:a><text:a xlink:type="simple" xlink:href="#_Toc456176944" text:style-name="Index_20_Link" text:visited-style-name="Index_20_Link"><text:span text:style-name="T5"><text:tab/>1</text:span></text:a></text:p>
          <text:p text:style-name="P27"><text:a xlink:type="simple" xlink:href="#_Toc456176945" text:style-name="Index_20_Link" text:visited-style-name="Index_20_Link"><text:span text:style-name="T6">1.2</text:span></text:a><text:a xlink:type="simple" xlink:href="#_Toc456176945" text:style-name="Index_20_Link" text:visited-style-name="Index_20_Link"><text:span text:style-name="T4"><text:tab/></text:span></text:a><text:a xlink:type="simple" xlink:href="#_Toc456176945" text:style-name="Index_20_Link" text:visited-style-name="Index_20_Link"><text:span text:style-name="T6">Proposed Solution</text:span></text:a><text:a xlink:type="simple" xlink:href="#_Toc456176945" text:style-name="Index_20_Link" text:visited-style-name="Index_20_Link"><text:span text:style-name="T5"><text:tab/>1</text:span></text:a></text:p>
          <text:p text:style-name="P29"><text:a xlink:type="simple" xlink:href="#_Toc456176946" text:style-name="Index_20_Link" text:visited-style-name="Index_20_Link">2.</text:a><text:a xlink:type="simple" xlink:href="#_Toc456176946" text:style-name="Index_20_Link" text:visited-style-name="Index_20_Link"><text:span text:style-name="T4"><text:tab/></text:span></text:a><text:a xlink:type="simple" xlink:href="#_Toc456176946" text:style-name="Index_20_Link" text:visited-style-name="Index_20_Link">Project Team</text:a><text:a xlink:type="simple" xlink:href="#_Toc456176946" text:style-name="Index_20_Link" text:visited-style-name="Index_20_Link"><text:span text:style-name="T5"><text:tab/>1</text:span></text:a></text:p>
          <text:p text:style-name="P29"><text:a xlink:type="simple" xlink:href="#_Toc456176947" text:style-name="Index_20_Link" text:visited-style-name="Index_20_Link">3.</text:a><text:a xlink:type="simple" xlink:href="#_Toc456176947" text:style-name="Index_20_Link" text:visited-style-name="Index_20_Link"><text:span text:style-name="T4"><text:tab/></text:span></text:a><text:a xlink:type="simple" xlink:href="#_Toc456176947" text:style-name="Index_20_Link" text:visited-style-name="Index_20_Link">Project Execution and Implementation</text:a><text:a xlink:type="simple" xlink:href="#_Toc456176947" text:style-name="Index_20_Link" text:visited-style-name="Index_20_Link"><text:span text:style-name="T5"><text:tab/>1</text:span></text:a></text:p>
          <text:p text:style-name="P29"><text:a xlink:type="simple" xlink:href="#_Toc456176948" text:style-name="Index_20_Link" text:visited-style-name="Index_20_Link">4.</text:a><text:a xlink:type="simple" xlink:href="#_Toc456176948" text:style-name="Index_20_Link" text:visited-style-name="Index_20_Link"><text:span text:style-name="T4"><text:tab/></text:span></text:a><text:a xlink:type="simple" xlink:href="#_Toc456176948" text:style-name="Index_20_Link" text:visited-style-name="Index_20_Link">Final Project Outcome</text:a><text:a xlink:type="simple" xlink:href="#_Toc456176948" text:style-name="Index_20_Link" text:visited-style-name="Index_20_Link"><text:span text:style-name="T5"><text:tab/>1</text:span></text:a></text:p>
          <text:p text:style-name="P29"><text:a xlink:type="simple" xlink:href="#_Toc456176949" text:style-name="Index_20_Link" text:visited-style-name="Index_20_Link">5.</text:a><text:a xlink:type="simple" xlink:href="#_Toc456176949" text:style-name="Index_20_Link" text:visited-style-name="Index_20_Link"><text:span text:style-name="T4"><text:tab/></text:span></text:a><text:a xlink:type="simple" xlink:href="#_Toc456176949" text:style-name="Index_20_Link" text:visited-style-name="Index_20_Link">DSIDE Programme feedback</text:a><text:a xlink:type="simple" xlink:href="#_Toc456176949" text:style-name="Index_20_Link" text:visited-style-name="Index_20_Link"><text:span text:style-name="T5"><text:tab/>1</text:span></text:a></text:p>
          <text:p text:style-name="P29"><text:a xlink:type="simple" xlink:href="#_Toc456176950" text:style-name="Index_20_Link" text:visited-style-name="Index_20_Link">6.</text:a><text:a xlink:type="simple" xlink:href="#_Toc456176950" text:style-name="Index_20_Link" text:visited-style-name="Index_20_Link"><text:span text:style-name="T4"><text:tab/></text:span></text:a><text:a xlink:type="simple" xlink:href="#_Toc456176950" text:style-name="Index_20_Link" text:visited-style-name="Index_20_Link">Appendix</text:a><text:a xlink:type="simple" xlink:href="#_Toc456176950" text:style-name="Index_20_Link" text:visited-style-name="Index_20_Link"><text:span text:style-name="T5"><text:tab/>1</text:span></text:a></text:p>
          <text:p text:style-name="P27"><text:a xlink:type="simple" xlink:href="#_Toc456176951" text:style-name="Index_20_Link" text:visited-style-name="Index_20_Link">6.1</text:a><text:a xlink:type="simple" xlink:href="#_Toc456176951" text:style-name="Index_20_Link" text:visited-style-name="Index_20_Link"><text:span text:style-name="T4"><text:tab/></text:span></text:a><text:a xlink:type="simple" xlink:href="#_Toc456176951" text:style-name="Index_20_Link" text:visited-style-name="Index_20_Link">Detailed description of the dataset(s) provided</text:a><text:a xlink:type="simple" xlink:href="#_Toc456176951" text:style-name="Index_20_Link" text:visited-style-name="Index_20_Link"><text:span text:style-name="T5"><text:tab/>1</text:span></text:a></text:p>
          <text:p text:style-name="P27"><text:a xlink:type="simple" xlink:href="#_Toc456176952" text:style-name="Index_20_Link" text:visited-style-name="Index_20_Link">6.2</text:a><text:a xlink:type="simple" xlink:href="#_Toc456176952" text:style-name="Index_20_Link" text:visited-style-name="Index_20_Link"><text:span text:style-name="T4"><text:tab/></text:span></text:a><text:a xlink:type="simple" xlink:href="#_Toc456176952" text:style-name="Index_20_Link" text:visited-style-name="Index_20_Link">Detailed description of your development environment</text:a><text:a xlink:type="simple" xlink:href="#_Toc456176952" text:style-name="Index_20_Link" text:visited-style-name="Index_20_Link"><text:span text:style-name="T5"><text:tab/>2</text:span></text:a></text:p>
          <text:p text:style-name="P28"/>
        </text:index-body>
      </text:table-of-content>
      <text:p text:style-name="P1"/>
      <text:p text:style-name="P1"/>
      <text:p text:style-name="P1"/>
      <text:p text:style-name="P1"/>
      <text:p text:style-name="P1"/>
      <text:list xml:id="list3682853165102466185" text:style-name="WWNum1">
        <text:list-item>
          <text:h text:style-name="P15" text:outline-level="1"><text:bookmark-start text:name="_Toc456176943"/>Executive Summary<text:bookmark-end text:name="_Toc456176943"/></text:h>
        </text:list-item>
      </text:list>
      <text:p text:style-name="P21"/>
      <text:p text:style-name="P6"><text:span text:style-name="T10">This report provides an analysis and rating towards all South African municipalities. The project intends to construct </text:span><text:span text:style-name="T7">statistical profile for each municipality. The profile must be based on the economic and social conditions as well as the corresponding opportunities available to the youth. </text:span><text:span text:style-name="T11">In addition, project aims to determine the influence of municipal money </text:span><text:span text:style-name="T12">towards</text:span><text:span text:style-name="T7"> youth development </text:span><text:span text:style-name="T12">within their regions</text:span><text:span text:style-name="T7">.</text:span></text:p>
      <text:p text:style-name="P2"/>
      <text:p text:style-name="P2"/>
      <text:list xml:id="list103846249566616" text:continue-numbering="true" text:style-name="WWNum1">
        <text:list-item>
          <text:list>
            <text:list-item>
              <text:h text:style-name="P17" text:outline-level="2"><text:bookmark-start text:name="_Toc164822770"/><text:bookmark-start text:name="_Toc456176944"/><text:bookmark-start text:name="_Toc321215695"/><text:span text:style-name="T7">Problem Statement/Research Question/ </text:span><text:bookmark-end text:name="_Toc164822770"/><text:bookmark-end text:name="_Toc321215695"/><text:span text:style-name="T7">Project Objectives</text:span><text:bookmark-end text:name="_Toc456176944"/></text:h>
            </text:list-item>
          </text:list>
        </text:list-item>
      </text:list>
      <text:list xml:id="list8933869153626331016" text:style-name="L1">
        <text:list-item>
          <text:list>
            <text:list-item>
              <text:list>
                <text:list-item>
                  <text:h text:style-name="P12" text:outline-level="3"><text:span text:style-name="T9">P</text:span><text:span text:style-name="T7">rofile the municipality financially and profile the population within that area. (Unsupervised problem)</text:span></text:h>
                </text:list-item>
                <text:list-item>
                  <text:h text:style-name="P12" text:outline-level="3"><text:span text:style-name="T7">Measure municipality efficiency: (Given the profile established above) How does fund allocation translate youth well-being/development.</text:span></text:h>
                </text:list-item>
                <text:list-item>
                  <text:p text:style-name="P7"><text:span text:style-name="T14">To determine a room for improve within municipalities in relation to well being for youth.</text:span></text:p>
                </text:list-item>
                <text:list-item>
                  <text:p text:style-name="P8"><text:span text:style-name="T14">To predict future conditions for young people within municipalities.</text:span></text:p>
                </text:list-item>
                <text:list-item>
                  <text:h text:style-name="P12" text:outline-level="3"><text:span text:style-name="T8">Measure municipality financial position. Is it financially stable and hence sustainable?</text:span></text:h>
                </text:list-item>
                <text:list-item>
                  <text:h text:style-name="P12" text:outline-level="3"><text:span text:style-name="T8">Determine state dependent/independent <text:s/>municipalities i.e do households with no access/access to services demand greater or less support form the state?</text:span></text:h>
                </text:list-item>
              </text:list>
            </text:list-item>
          </text:list>
        </text:list-item>
      </text:list>
      <text:p text:style-name="P3"/>
      <text:list xml:id="list103847776351593" text:continue-list="list103846249566616" text:style-name="WWNum1">
        <text:list-item>
          <text:list>
            <text:list-item>
              <text:h text:style-name="P18" text:outline-level="2"><text:bookmark-start text:name="_Toc164822771"/><text:bookmark-start text:name="_Toc456176945"/><text:bookmark-start text:name="_Toc321215698"/><text:span text:style-name="T7">Proposed Solution</text:span><text:bookmark-end text:name="_Toc164822771"/><text:bookmark-end text:name="_Toc456176945"/><text:bookmark-end text:name="_Toc321215698"/></text:h>
            </text:list-item>
          </text:list>
        </text:list-item>
      </text:list>
      <text:h text:style-name="P13" text:outline-level="3"><text:bookmark-start text:name="_Toc321215699"/><text:span text:style-name="T13">Insert a description of how the project will provide a solution to the business need or problem above. The proposed solution may be a piece of hardware or software that has already been identified, it may be a process improvement opportunity identified</text:span></text:h>
      <text:h text:style-name="P13" text:outline-level="3"><text:span text:style-name="T13">.</text:span></text:h>
      <text:p text:style-name="P9">High level solution diagram to be included with a description of each block’s purpose. This diagram must be the full solution as planned from the start of the project. </text:p>
      <text:p text:style-name="P10"/>
      <text:list xml:id="list103847127494423" text:continue-numbering="true" text:style-name="WWNum1">
        <text:list-item>
          <text:h text:style-name="P14" text:outline-level="1"><text:bookmark-end text:name="_Toc321215699"/><text:bookmark-start text:name="_Toc456176946"/><text:bookmark-start text:name="_Toc321215710"/><text:span text:style-name="T15">Project Team</text:span><text:bookmark-end text:name="_Toc456176946"/><text:bookmark-end text:name="_Toc321215710"/></text:h>
        </text:list-item>
      </text:list>
      <text:h text:style-name="P19" text:outline-level="2"/>
      <text:list xml:id="list1559133480934877651" text:style-name="WWNum8">
        <text:list-item>
          <text:p text:style-name="P22"><text:span text:style-name="T7">List the team members names and contact details (contact numbers and email)</text:span><text:bookmark text:name="_GoBack"/><text:span text:style-name="T7">, university and status of study. </text:span></text:p>
        </text:list-item>
        <text:list-item>
          <text:p text:style-name="P22"><text:span text:style-name="T7">Describe the contribution that individual team members will make to reach the objective</text:span></text:p>
        </text:list-item>
      </text:list>
      <text:p text:style-name="P24"/>
      <text:list xml:id="list103846192558073" text:continue-list="list103847127494423" text:style-name="WWNum1">
        <text:list-item>
          <text:h text:style-name="P14" text:outline-level="1"><text:bookmark-start text:name="_Toc321215712"/><text:bookmark-start text:name="_Toc456176947"/>Project <text:bookmark-end text:name="_Toc321215712"/>Execution and Implementation<text:bookmark-end text:name="_Toc456176947"/></text:h>
        </text:list-item>
      </text:list>
      <text:p text:style-name="P24"/>
      <text:list xml:id="list4127089146565239602" text:style-name="WWNum36">
        <text:list-item>
          <text:p text:style-name="P25"><text:span text:style-name="T7">Referring to the proposed solution diagram, describe the tasks to be performed to accomplish the purpose of each block (from Proposed Solution) </text:span></text:p>
        </text:list-item>
        <text:list-item>
          <text:p text:style-name="P25"><text:span text:style-name="T7">Describe the technologies and tools used to execute each task (can be high level and expand in Appendix 7.2)</text:span></text:p>
        </text:list-item>
        <text:list-item>
          <text:p text:style-name="P25"><text:span text:style-name="T7">Describe the challenges that were experienced with each task and how these were overcome</text:span></text:p>
        </text:list-item>
        <text:list-item>
          <text:p text:style-name="P25"><text:span text:style-name="T7">Can tabulate this section if preferred</text:span></text:p>
        </text:list-item>
      </text:list>
      <text:p text:style-name="P24"/>
      <text:p text:style-name="P23"/>
      <text:list xml:id="list103846198135138" text:continue-list="list103846192558073" text:style-name="WWNum1">
        <text:list-item>
          <text:h text:style-name="P14" text:outline-level="1"><text:bookmark-start text:name="_Toc456176948"/>Final Project Outcome<text:bookmark-end text:name="_Toc456176948"/></text:h>
        </text:list-item>
      </text:list>
      <text:list xml:id="list721568390542557790" text:style-name="WWNum39">
        <text:list-item>
          <text:p text:style-name="P26"><text:span text:style-name="T6">What did the team eventually complete and deliver at the end of the project period</text:span></text:p>
        </text:list-item>
        <text:list-item>
          <text:p text:style-name="P26"><text:span text:style-name="T6">If the full solution was not delivered, give reasons why.</text:span></text:p>
        </text:list-item>
        <text:list-item>
          <text:p text:style-name="P26"><text:span text:style-name="T6">Recommendations of improvements that can be given to the data owner to improve their data collection or capturing methods</text:span></text:p>
        </text:list-item>
      </text:list>
      <text:p text:style-name="P23"><text:soft-page-break/></text:p>
      <text:list xml:id="list103846606896974" text:continue-list="list103846198135138" text:style-name="WWNum1">
        <text:list-item>
          <text:h text:style-name="P14" text:outline-level="1"><text:bookmark-start text:name="_Toc456176949"/>DSIDE Programme feedback<text:bookmark-end text:name="_Toc456176949"/></text:h>
        </text:list-item>
      </text:list>
      <text:list xml:id="list1197532694291718073" text:style-name="WWNum41">
        <text:list-item>
          <text:p text:style-name="P32">What are the team’s recommendations on DSIDE programme improvements. This item can cover anything from travel, accommodation, equipment, mentors, programme execution and general feedback.</text:p>
        </text:list-item>
      </text:list>
      <text:p text:style-name="P9"/>
      <text:list xml:id="list103846294709193" text:continue-list="list103846606896974" text:style-name="WWNum1">
        <text:list-item>
          <text:h text:style-name="P14" text:outline-level="1"><text:bookmark-start text:name="_Toc456176950"/>Appendix<text:bookmark-end text:name="_Toc456176950"/></text:h>
        </text:list-item>
      </text:list>
      <text:p text:style-name="P9"/>
      <text:list xml:id="list103847716829148" text:continue-numbering="true" text:style-name="WWNum1">
        <text:list-item>
          <text:list>
            <text:list-item>
              <text:h text:style-name="P16" text:outline-level="2"><text:bookmark-start text:name="_Toc456176951"/>Detailed description of the dataset(s) provided<text:bookmark-end text:name="_Toc456176951"/></text:h>
            </text:list-item>
          </text:list>
        </text:list-item>
      </text:list>
      <text:p text:style-name="P9"/>
      <text:list xml:id="list103848218042936" text:continue-list="list1197532694291718073" text:style-name="WWNum41">
        <text:list-item>
          <text:p text:style-name="P32">Synopsis of what the raw data looked like and why it was captured</text:p>
        </text:list-item>
        <text:list-item>
          <text:p text:style-name="P32">What information was contained</text:p>
        </text:list-item>
        <text:list-item>
          <text:p text:style-name="P32">What format was the data in</text:p>
        </text:list-item>
        <text:list-item>
          <text:p text:style-name="P32">Describe any data manipulation you had to make to get the data usable for your project</text:p>
        </text:list-item>
      </text:list>
      <text:p text:style-name="P9"/>
      <text:list xml:id="list103847235526761" text:continue-list="list103847716829148" text:style-name="WWNum1">
        <text:list-item>
          <text:list>
            <text:list-item>
              <text:h text:style-name="P16" text:outline-level="2"><text:bookmark-start text:name="_Toc456176952"/>Detailed description of your development environment<text:bookmark-end text:name="_Toc456176952"/></text:h>
            </text:list-item>
          </text:list>
        </text:list-item>
      </text:list>
      <text:p text:style-name="P9"/>
      <text:list xml:id="list4747007345813513581" text:style-name="WWNum43">
        <text:list-item>
          <text:p text:style-name="P33">List all software components utilized for the project (list the source, nature of open source licence, version information)</text:p>
        </text:list-item>
        <text:list-item>
          <text:p text:style-name="P33">Link all software modules to a block in your solution diagram indicating how the software is achieving the block’s function</text:p>
        </text:list-item>
        <text:list-item>
          <text:p text:style-name="P33">This entire section can be tabulated if preferred</text:p>
        </text:list-item>
        <text:list-item>
          <text:p text:style-name="P33">Where is the project found (git path)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ms Rmn" svg:font-family="'Tms Rm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CA" style:letter-kerning="true" style:font-name-asian="Calibri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0pt" fo:language="en" fo:country="CA" style:letter-kerning="true" style:font-name-asian="Calibri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8pt" fo:font-weight="bold" style:font-size-asian="8pt" style:font-weight-asian="bold" style:font-name-complex="Arial1" style:font-family-complex="Arial" style:font-family-generic-complex="system" style:font-pitch-complex="variable" style:font-weight-complex="bold"/>
    </style:style>
    <style:style style:name="List" style:family="paragraph" style:parent-style-name="Standard" style:default-outline-level="" style:class="list">
      <style:paragraph-properties fo:margin-left="0.25in" fo:margin-right="0in" fo:margin-top="0.0835in" fo:margin-bottom="0in" loext:contextual-spacing="false" fo:text-indent="-0.25in" style:auto-text-indent="false" style:punctuation-wrap="hanging" style:vertical-align="baseline"/>
      <style:text-properties style:font-size-complex="10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 style:font-name-complex="Arial1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417in" fo:margin-bottom="0in" loext:contextual-spacing="false" fo:keep-with-next="always"/>
      <style:text-properties fo:font-weight="bold" style:font-weight-asian="bold" style:font-size-complex="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color="#003366" fo:font-size="9pt" fo:font-weight="bold" style:font-size-asian="9pt" style:font-weight-asian="bold" style:font-name-complex="Arial1" style:font-family-complex="Arial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fo:font-size="8pt" fo:font-weight="bold" style:font-size-asian="8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2" style:family="paragraph" style:parent-style-name="Standard" style:default-outline-level="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weight="bold" style:font-weight-asian="bold" style:font-size-complex="10pt"/>
    </style:style>
    <style:style style:name="body" style:family="paragraph" style:parent-style-name="Standard" style:default-outline-level="">
      <style:paragraph-properties fo:margin-left="0.5in" fo:margin-right="0in" fo:margin-top="0in" fo:margin-bottom="0.0835in" loext:contextual-spacing="false" fo:text-align="justify" style:justify-single-word="false" fo:text-indent="0in" style:auto-text-indent="false"/>
      <style:text-properties style:font-size-complex="10pt"/>
    </style:style>
    <style:style style:name="bullet_20_list" style:display-name="bullet list" style:family="paragraph" style:parent-style-name="body" style:default-outline-level="">
      <style:paragraph-properties fo:margin-left="0.75in" fo:margin-right="0in" fo:margin-top="0.05in" fo:margin-bottom="0.0835in" loext:contextual-spacing="false" fo:text-indent="-0.2299in" style:auto-text-indent="false"/>
    </style:style>
    <style:style style:name="heading-other" style:family="paragraph" style:parent-style-name="Heading_20_3" style:next-style-name="body" style:default-outline-level="" style:list-style-name="">
      <style:paragraph-properties fo:margin-top="0in" fo:margin-bottom="0.0835in" loext:contextual-spacing="false"/>
      <style:text-properties style:font-size-complex="10pt" style:font-weight-complex="normal"/>
    </style:style>
    <style:style style:name="Template_20_Note" style:display-name="Template Note" style:family="paragraph" style:parent-style-name="Standard" style:default-outline-level="">
      <loext:graphic-properties draw:fill="solid" draw:fill-color="#f2f2f2"/>
      <style:paragraph-properties fo:margin-top="0.0555in" fo:margin-bottom="0.0555in" loext:contextual-spacing="false" fo:text-align="justify" style:justify-single-word="false" fo:orphans="0" fo:widows="0" fo:background-color="#f2f2f2" fo:padding="0.0138in" fo:border="0.74pt solid #00000a" fo:keep-with-next="always"/>
      <style:text-properties fo:color="#0000ff" fo:font-style="italic" style:font-style-asian="italic" style:font-size-complex="10pt"/>
    </style:style>
    <style:style style:name="Table" style:family="paragraph" style:parent-style-name="Standard" style:default-outline-level="" style:class="extra">
      <style:paragraph-properties fo:margin-top="0.0417in" fo:margin-bottom="0.0417in" loext:contextual-spacing="false"/>
      <style:text-properties style:font-size-complex="10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2.5in" fo:margin-right="0in" fo:text-indent="0in" style:auto-text-indent="false"/>
      <style:text-properties fo:color="#580058"/>
    </style:style>
    <style:style style:name="Body_20_Text_20_3" style:display-name="Body Text 3" style:family="paragraph" style:parent-style-name="Standard" style:default-outline-level="">
      <style:paragraph-properties fo:line-height="0.1945in">
        <style:tab-stops>
          <style:tab-stop style:position="1in"/>
        </style:tab-stops>
      </style:paragraph-properties>
      <style:text-properties fo:color="#000000" style:font-size-complex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fo:language="en" fo:country="GB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  <style:text-properties fo:language="en" fo:country="GB" style:font-size-complex="10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278in" fo:margin-right="0in" fo:text-indent="-0.139in" style:auto-text-indent="false"/>
      <style:text-properties fo:language="en" fo:country="GB" style:font-size-complex="10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165in" fo:margin-right="0in" fo:text-indent="-0.139in" style:auto-text-indent="false"/>
      <style:text-properties fo:language="en" fo:country="GB" style:font-size-complex="10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5555in" fo:margin-right="0in" fo:text-indent="-0.139in" style:auto-text-indent="false"/>
      <style:text-properties fo:language="en" fo:country="GB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6945in" fo:margin-right="0in" fo:text-indent="-0.139in" style:auto-text-indent="false"/>
      <style:text-properties fo:language="en" fo:country="GB" style:font-size-complex="10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8335in" fo:margin-right="0in" fo:text-indent="-0.139in" style:auto-text-indent="false"/>
      <style:text-properties fo:language="en" fo:country="GB" style:font-size-complex="10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0.972in" fo:margin-right="0in" fo:text-indent="-0.139in" style:auto-text-indent="false"/>
      <style:text-properties fo:language="en" fo:country="GB" style:font-size-complex="10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111in" fo:margin-right="0in" fo:text-indent="-0.139in" style:auto-text-indent="false"/>
      <style:text-properties fo:language="en" fo:country="GB" style:font-size-complex="10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25in" fo:margin-right="0in" fo:text-indent="-0.139in" style:auto-text-indent="false"/>
      <style:text-properties fo:language="en" fo:country="GB" style:font-size-complex="10pt"/>
    </style:style>
    <style:style style:name="index_20_heading" style:display-name="index heading" style:family="paragraph" style:parent-style-name="Standard" style:default-outline-level="">
      <style:text-properties fo:language="en" fo:country="GB" style:font-size-complex="10pt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39in" fo:margin-right="0in" fo:text-indent="-0.139in" style:auto-text-indent="false"/>
      <style:text-properties fo:language="en" fo:country="GB" style:font-size-complex="10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language="en" fo:country="GB" fo:font-weight="bold" style:font-weight-asian="bold" style:font-size-complex="10pt"/>
    </style:style>
    <style:style style:name="Body_20_Text_20_2" style:display-name="Body Text 2" style:family="paragraph" style:parent-style-name="Standard" style:default-outline-level="">
      <style:text-properties fo:language="en" fo:country="GB" fo:font-weight="bold" style:font-weight-asian="bold" style:font-size-complex="10pt"/>
    </style:style>
    <style:style style:name="Block_20_Text" style:display-name="Block Text" style:family="paragraph" style:parent-style-name="Standard" style:default-outline-level="">
      <style:paragraph-properties fo:margin-left="0.25in" fo:margin-right="0.5in" style:line-height-at-least="0.1665in" fo:text-indent="-0.25in" style:auto-text-indent="false"/>
      <style:text-properties fo:font-size="11pt" style:font-size-asian="11pt" style:font-size-complex="10pt"/>
    </style:style>
    <style:style style:name="Subject" style:family="paragraph" style:parent-style-name="Standard" style:default-outline-level="">
      <style:paragraph-properties fo:margin-left="1.25in" fo:margin-right="0.5in" style:line-height-at-least="0.1665in" fo:text-indent="-0.5in" style:auto-text-indent="false">
        <style:tab-stops>
          <style:tab-stop style:position="1.25in"/>
        </style:tab-stops>
      </style:paragraph-properties>
      <style:text-properties style:font-name="Tms Rmn" fo:font-family="'Tms Rmn'" style:font-family-generic="roman" style:font-pitch="variable" fo:font-size="11pt" style:font-size-asian="11pt" style:font-size-complex="10pt"/>
    </style:style>
    <style:style style:name="footnote_20_text" style:display-name="footnote text" style:family="paragraph" style:parent-style-name="Standard" style:default-outline-level="">
      <style:paragraph-properties fo:margin-left="0.75in" fo:margin-right="0.5in" style:line-height-at-least="0.1665in" fo:text-indent="0in" style:auto-text-indent="false"/>
      <style:text-properties style:font-name="Tms Rmn" fo:font-family="'Tms Rmn'" style:font-family-generic="roman" style:font-pitch="variable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text-indent="0.25in" style:auto-text-indent="false"/>
      <style:text-properties fo:language="en" fo:country="GB" style:font-size-complex="10pt"/>
    </style:style>
    <style:style style:name="caption" style:family="paragraph" style:parent-style-name="Standard" style:next-style-name="Standard" style:default-outline-level="">
      <style:paragraph-properties fo:text-align="justify" style:justify-single-word="false"/>
      <style:text-properties fo:language="en" fo:country="GB" fo:font-weight="bold" style:font-weight-asian="bold" style:font-size-complex="10pt" style:font-weight-complex="bold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text-align="justify" style:justify-single-word="false" fo:text-indent="0in" style:auto-text-indent="false"/>
      <style:text-properties fo:language="en" fo:country="GB" style:font-size-complex="10pt"/>
    </style:style>
    <style:style style:name="font1" style:family="paragraph" style:parent-style-name="Standard" style:default-outline-level="">
      <style:paragraph-properties fo:margin-top="0.1945in" fo:margin-bottom="0.1945in" loext:contextual-spacing="false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 style:font-size-complex="10pt"/>
    </style:style>
    <style:style style:name="font5" style:family="paragraph" style:parent-style-name="Standard" style:default-outline-level="">
      <style:paragraph-properties fo:margin-top="0.1945in" fo:margin-bottom="0.1945in" loext:contextual-spacing="false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 style:font-size-complex="10pt"/>
    </style:style>
    <style:style style:name="xl24" style:family="paragraph" style:parent-style-name="Standard" style:default-outline-level="">
      <style:paragraph-properties fo:margin-top="0.1945in" fo:margin-bottom="0.1945in" loext:contextual-spacing="false" fo:text-align="justify" style:justify-single-word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25" style:family="paragraph" style:parent-style-name="Standard" style:default-outline-level="">
      <style:paragraph-properties fo:margin-top="0.1945in" fo:margin-bottom="0.1945in" loext:contextual-spacing="false" fo:text-align="justify" style:justify-single-word="false" fo:padding="0in" fo:border="0.51pt solid #00000a" style:vertical-align="top"/>
      <style:text-properties style:font-name-asian="Arial Unicode MS1" style:font-family-asian="'Arial Unicode MS'" style:font-family-generic-asian="system" style:font-pitch-asian="variable"/>
    </style:style>
    <style:style style:name="xl26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27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-asian="Arial Unicode MS1" style:font-family-asian="'Arial Unicode MS'" style:font-family-generic-asian="system" style:font-pitch-asian="variable"/>
    </style:style>
    <style:style style:name="xl28" style:family="paragraph" style:parent-style-name="Standard" style:default-outline-level="">
      <style:paragraph-properties fo:margin-left="0in" fo:margin-right="0in" fo:margin-top="0.1945in" fo:margin-bottom="0.1945in" loext:contextual-spacing="false" fo:text-indent="0.139in" style:auto-text-indent="false" fo:padding-left="0.25in" fo:padding-right="0in" fo:padding-top="0in" fo:padding-bottom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29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30" style:family="paragraph" style:parent-style-name="Standard" style:default-outline-level="">
      <loext:graphic-properties draw:fill="solid" draw:fill-color="#ffff00"/>
      <style:paragraph-properties fo:margin-top="0.1945in" fo:margin-bottom="0.1945in" loext:contextual-spacing="false" fo:text-align="center" style:justify-single-word="false" fo:background-color="#ffff00" fo:padding="0in" fo:border="0.51pt solid #00000a"/>
      <style:text-properties fo:font-weight="bold" style:font-name-asian="Arial Unicode MS1" style:font-family-asian="'Arial Unicode MS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xl31" style:family="paragraph" style:parent-style-name="Standard" style:default-outline-level="">
      <style:paragraph-properties fo:margin-top="0.1945in" fo:margin-bottom="0.1945in" loext:contextual-spacing="false" fo:text-align="justify" style:justify-single-word="false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32" style:family="paragraph" style:parent-style-name="Standard" style:default-outline-level="">
      <style:paragraph-properties fo:margin-top="0.1945in" fo:margin-bottom="0.1945in" loext:contextual-spacing="false" fo:text-align="justify" style:justify-single-word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33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xl34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xl35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xl36" style:family="paragraph" style:parent-style-name="Standard" style:default-outline-level="">
      <style:paragraph-properties fo:margin-top="0.1945in" fo:margin-bottom="0.1945in" loext:contextual-spacing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37" style:family="paragraph" style:parent-style-name="Standard" style:default-outline-level="">
      <style:paragraph-properties fo:margin-top="0.1945in" fo:margin-bottom="0.1945in" loext:contextual-spacing="false" fo:text-align="justify" style:justify-single-word="false" fo:padding="0in" fo:border-left="0.51pt solid #00000a" fo:border-right="0.51pt solid #00000a" fo:border-top="none" fo:border-bottom="none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xl38" style:family="paragraph" style:parent-style-name="Standard" style:default-outline-level="">
      <style:paragraph-properties fo:margin-top="0.1945in" fo:margin-bottom="0.1945in" loext:contextual-spacing="false" fo:text-align="justify" style:justify-single-word="false" fo:padding="0in" fo:border="0.51pt solid #00000a" style:vertical-align="top"/>
      <style:text-properties style:font-name-asian="Arial Unicode MS1" style:font-family-asian="'Arial Unicode MS'" style:font-family-generic-asian="system" style:font-pitch-asian="variable" style:font-name-complex="Arial1" style:font-family-complex="Arial" style:font-family-generic-complex="system" style:font-pitch-complex="variable"/>
    </style:style>
    <style:style style:name="TableHeading" style:family="paragraph" style:parent-style-name="Table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language="en" fo:country="GB" style:font-name-complex="Tahoma1" style:font-family-complex="Tahoma" style:font-family-generic-complex="system" style:font-pitch-complex="variable" style:font-size-complex="10pt"/>
    </style:style>
    <style:style style:name="Style1" style:family="paragraph" style:parent-style-name="Standard" style:default-outline-level="">
      <style:text-properties fo:font-size="11pt" style:font-size-asian="11pt" style:font-size-complex="10pt"/>
    </style:style>
    <style:style style:name="Table_20_Text" style:display-name="Table Text" style:family="paragraph" style:parent-style-name="Standard" style:default-outline-level="">
      <style:paragraph-properties fo:keep-together="always"/>
      <style:text-properties style:font-name="Book Antiqua" fo:font-family="'Book Antiqua'" style:font-family-generic="roman" style:font-pitch="variable" fo:font-size="8pt" style:font-size-asian="8pt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Text" style:default-outline-level="" style:class="extra">
      <style:paragraph-properties fo:margin-top="0.0835in" fo:margin-bottom="0.0835in" loext:contextual-spacing="false"/>
      <style:text-properties fo:font-weight="bold" style:font-weight-asian="bold"/>
    </style:style>
    <style:style style:name="xl22" style:family="paragraph" style:parent-style-name="Standard" style:default-outline-level="">
      <style:paragraph-properties fo:margin-top="0.1945in" fo:margin-bottom="0.1945in" loext:contextual-spacing="false"/>
      <style:text-properties fo:font-weight="bold" style:font-name-asian="Arial Unicode MS1" style:font-family-asian="'Arial Unicode MS'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xl23" style:family="paragraph" style:parent-style-name="Standard" style:default-outline-level="">
      <loext:graphic-properties draw:fill="solid" draw:fill-color="#ffff00"/>
      <style:paragraph-properties fo:margin-top="0.1945in" fo:margin-bottom="0.1945in" loext:contextual-spacing="false" fo:background-color="#ffff00" fo:padding="0in" fo:border-left="0.51pt solid #00000a" fo:border-right="none" fo:border-top="0.51pt solid #00000a" fo:border-bottom="non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39" style:family="paragraph" style:parent-style-name="Standard" style:default-outline-level="">
      <style:paragraph-properties fo:margin-top="0.1945in" fo:margin-bottom="0.1945in" loext:contextual-spacing="false" fo:text-align="center" style:justify-single-word="fals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0" style:family="paragraph" style:parent-style-name="Standard" style:default-outline-level="">
      <style:paragraph-properties fo:margin-top="0.1945in" fo:margin-bottom="0.1945in" loext:contextual-spacing="fals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1" style:family="paragraph" style:parent-style-name="Standard" style:default-outline-level="">
      <style:paragraph-properties fo:margin-top="0.1945in" fo:margin-bottom="0.1945in" loext:contextual-spacing="false" fo:padding="0in" fo:border-left="none" fo:border-right="0.51pt solid #00000a" fo:border-top="none" fo:border-bottom="non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2" style:family="paragraph" style:parent-style-name="Standard" style:default-outline-level="">
      <style:paragraph-properties fo:margin-top="0.1945in" fo:margin-bottom="0.1945in" loext:contextual-spacing="false" style:border-line-width-bottom="0.0102in 0.0102in 0.0102in" fo:padding="0in" fo:border-left="0.51pt solid #00000a" fo:border-right="none" fo:border-top="none" fo:border-bottom="2.24pt double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3" style:family="paragraph" style:parent-style-name="Standard" style:default-outline-level="">
      <style:paragraph-properties fo:margin-top="0.1945in" fo:margin-bottom="0.1945in" loext:contextual-spacing="false" style:border-line-width-bottom="0.0102in 0.0102in 0.0102in" fo:padding="0in" fo:border-left="none" fo:border-right="none" fo:border-top="none" fo:border-bottom="2.24pt double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4" style:family="paragraph" style:parent-style-name="Standard" style:default-outline-level="">
      <style:paragraph-properties fo:margin-top="0.1945in" fo:margin-bottom="0.1945in" loext:contextual-spacing="false" style:border-line-width-bottom="0.0102in 0.0102in 0.0102in" fo:padding="0in" fo:border-left="none" fo:border-right="none" fo:border-top="none" fo:border-bottom="2.24pt double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5" style:family="paragraph" style:parent-style-name="Standard" style:default-outline-level="">
      <style:paragraph-properties fo:margin-top="0.1945in" fo:margin-bottom="0.1945in" loext:contextual-spacing="false" style:border-line-width-bottom="0.0102in 0.0102in 0.0102in" fo:padding="0in" fo:border-left="none" fo:border-right="0.51pt solid #00000a" fo:border-top="none" fo:border-bottom="2.24pt double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6" style:family="paragraph" style:parent-style-name="Standard" style:default-outline-level="">
      <style:paragraph-properties fo:margin-top="0.1945in" fo:margin-bottom="0.1945in" loext:contextual-spacing="false" style:border-line-width-bottom="0.0102in 0.0102in 0.0102in" fo:padding="0in" fo:border-left="0.51pt solid #00000a" fo:border-right="none" fo:border-top="none" fo:border-bottom="2.24pt double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7" style:family="paragraph" style:parent-style-name="Standard" style:default-outline-level="">
      <style:paragraph-properties fo:margin-top="0.1945in" fo:margin-bottom="0.1945in" loext:contextual-spacing="false" fo:padding="0in" fo:border-left="0.51pt solid #00000a" fo:border-right="none" fo:border-top="none" fo:border-bottom="non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8" style:family="paragraph" style:parent-style-name="Standard" style:default-outline-level="">
      <style:paragraph-properties fo:margin-top="0.1945in" fo:margin-bottom="0.1945in" loext:contextual-spacing="false" style:border-line-width-top="0.0102in 0.0102in 0.0102in" fo:padding="0in" fo:border-left="0.51pt solid #00000a" fo:border-right="0.51pt solid #00000a" fo:border-top="2.24pt double #00000a" fo:border-bottom="0.51pt solid #00000a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49" style:family="paragraph" style:parent-style-name="Standard" style:default-outline-level="">
      <style:paragraph-properties fo:margin-top="0.1945in" fo:margin-bottom="0.1945in" loext:contextual-spacing="fals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50" style:family="paragraph" style:parent-style-name="Standard" style:default-outline-level="">
      <style:paragraph-properties fo:margin-top="0.1945in" fo:margin-bottom="0.1945in" loext:contextual-spacing="false" style:border-line-width-top="0.0102in 0.0102in 0.0102in" fo:padding="0in" fo:border-left="none" fo:border-right="0.51pt solid #00000a" fo:border-top="2.24pt double #00000a" fo:border-bottom="non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51" style:family="paragraph" style:parent-style-name="Standard" style:default-outline-level="">
      <style:paragraph-properties fo:margin-top="0.1945in" fo:margin-bottom="0.1945in" loext:contextual-spacing="false" fo:padding="0in" fo:border-left="none" fo:border-right="0.51pt solid #00000a" fo:border-top="none" fo:border-bottom="none"/>
      <style:text-properties fo:font-size="8pt" style:font-name-asian="Arial Unicode MS1" style:font-family-asian="'Arial Unicode MS'" style:font-family-generic-asian="system" style:font-pitch-asian="variable" style:font-size-asian="8pt" style:font-name-complex="Arial1" style:font-family-complex="Arial" style:font-family-generic-complex="system" style:font-pitch-complex="variable" style:font-size-complex="8pt"/>
    </style:style>
    <style:style style:name="xl52" style:family="paragraph" style:parent-style-name="Standard" style:default-outline-level="">
      <loext:graphic-properties draw:fill="solid" draw:fill-color="#ffff00"/>
      <style:paragraph-properties fo:margin-top="0.1945in" fo:margin-bottom="0.1945in" loext:contextual-spacing="false" fo:text-align="center" style:justify-single-word="false" fo:background-color="#ffff00" fo:padding="0in" fo:border-left="none" fo:border-right="0.51pt solid #00000a" fo:border-top="0.51pt solid #00000a" fo:border-bottom="none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xl53" style:family="paragraph" style:parent-style-name="Standard" style:default-outline-level="">
      <loext:graphic-properties draw:fill="solid" draw:fill-color="#ffff00"/>
      <style:paragraph-properties fo:margin-top="0.1945in" fo:margin-bottom="0.1945in" loext:contextual-spacing="false" fo:background-color="#ffff00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xl54" style:family="paragraph" style:parent-style-name="Standard" style:default-outline-level="">
      <style:paragraph-properties fo:margin-top="0.1945in" fo:margin-bottom="0.1945in" loext:contextual-spacing="false" fo:text-align="center" style:justify-single-word="false" fo:padding="0in" fo:border-left="0.51pt solid #00000a" fo:border-right="none" fo:border-top="none" fo:border-bottom="none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xl55" style:family="paragraph" style:parent-style-name="Standard" style:default-outline-level="">
      <style:paragraph-properties fo:margin-top="0.1945in" fo:margin-bottom="0.1945in" loext:contextual-spacing="false" fo:text-align="center" style:justify-single-word="false" fo:padding="0in" fo:border-left="none" fo:border-right="0.51pt solid #00000a" fo:border-top="none" fo:border-bottom="none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xl56" style:family="paragraph" style:parent-style-name="Standard" style:default-outline-level="">
      <style:paragraph-properties fo:margin-top="0.1945in" fo:margin-bottom="0.1945in" loext:contextual-spacing="false" fo:text-align="center" style:justify-single-word="false" fo:padding="0in" fo:border-left="0.51pt solid #00000a" fo:border-right="none" fo:border-top="none" fo:border-bottom="none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xl57" style:family="paragraph" style:parent-style-name="Standard" style:default-outline-level="">
      <style:paragraph-properties fo:margin-top="0.1945in" fo:margin-bottom="0.1945in" loext:contextual-spacing="false" fo:text-align="center" style:justify-single-word="false" fo:padding="0in" fo:border-left="none" fo:border-right="0.51pt solid #00000a" fo:border-top="none" fo:border-bottom="none"/>
      <style:text-properties fo:font-size="8pt" fo:font-weight="bold" style:font-name-asian="Arial Unicode MS1" style:font-family-asian="'Arial Unicode MS'" style:font-family-generic-asian="system" style:font-pitch-asian="variable" style:font-size-asian="8pt" style:font-weight-asian="bold" style:font-name-complex="Arial1" style:font-family-complex="Arial" style:font-family-generic-complex="system" style:font-pitch-complex="variable" style:font-size-complex="8pt" style:font-weight-complex="bold"/>
    </style:style>
    <style:style style:name="para" style:family="paragraph" style:parent-style-name="Standard" style:default-outline-level="">
      <style:paragraph-properties fo:margin-top="0.15in" fo:margin-bottom="0in" loext:contextual-spacing="false"/>
      <style:text-properties style:language-asian="en" style:country-asian="CA" style:font-name-complex="Arial1" style:font-family-complex="Arial" style:font-family-generic-complex="system" style:font-pitch-complex="variable" style:font-size-complex="10pt"/>
    </style:style>
    <style:style style:name="Normal_20_Bold" style:display-name="Normal Bold" style:family="paragraph" style:parent-style-name="Standard" style:next-style-name="Standard" style:default-outline-level="">
      <style:text-properties style:font-name="Helvetica" fo:font-family="Helvetica" style:font-family-generic="roman" style:font-pitch="variable" fo:font-weight="bold" style:language-asian="en" style:country-asian="CA" style:font-weight-asian="bold"/>
    </style:style>
    <style:style style:name="Style_20_Right" style:display-name="Style Right" style:family="paragraph" style:parent-style-name="Standard" style:default-outline-level="">
      <style:paragraph-properties fo:margin-top="0.0417in" fo:margin-bottom="0.0417in" loext:contextual-spacing="false"/>
      <style:text-properties style:font-name="Tahoma" fo:font-family="Tahoma" style:font-family-generic="roman" style:font-pitch="variable" style:font-size-complex="10pt"/>
    </style:style>
    <style:style style:name="Instructions" style:family="paragraph" style:parent-style-name="Standard" style:default-outline-level="">
      <style:paragraph-properties fo:margin-top="0.0693in" fo:margin-bottom="0.0693in" loext:contextual-spacing="false"/>
      <style:text-properties fo:color="#0000ff" fo:font-style="italic" style:font-style-asian="italic" style:font-size-complex="10pt" style:font-style-complex="italic" style:font-weight-complex="bold"/>
    </style:style>
    <style:style style:name="Bullet_20_List_20_1" style:display-name="Bullet List 1" style:family="paragraph" style:parent-style-name="Standard" style:default-outline-level="">
      <style:paragraph-properties fo:margin-left="0.25in" fo:margin-right="0in" fo:margin-top="0.0138in" fo:margin-bottom="0.0138in" loext:contextual-spacing="false" fo:text-indent="0in" style:auto-text-indent="false">
        <style:tab-stops/>
      </style:paragraph-properties>
      <style:text-properties style:font-size-complex="10pt" style:font-weight-complex="bold"/>
    </style:style>
    <style:style style:name="Numbered_20_List" style:display-name="Numbered List" style:family="paragraph" style:parent-style-name="Table_20_Text" style:default-outline-level="">
      <style:paragraph-properties fo:margin-top="0.028in" fo:margin-bottom="0.028in" loext:contextual-spacing="false" fo:keep-together="auto">
        <style:tab-stops>
          <style:tab-stop style:position="0.2453in"/>
        </style:tab-stops>
      </style:paragraph-properties>
      <style:text-properties style:font-name="Arial" fo:font-family="Arial" style:font-family-generic="roman" style:font-pitch="variable" fo:font-size="10pt" fo:language="en" fo:country="CA" style:font-size-asian="10pt" style:font-name-complex="Arial1" style:font-family-complex="Arial" style:font-family-generic-complex="system" style:font-pitch-complex="variable"/>
    </style:style>
    <style:style style:name="Bullet_20_2" style:display-name="Bullet 2" style:family="paragraph" style:parent-style-name="Standard" style:default-outline-level="">
      <style:paragraph-properties fo:margin-top="0.0417in" fo:margin-bottom="0in" loext:contextual-spacing="false"/>
      <style:text-properties fo:color="#000000" fo:font-size="11pt" style:font-size-asian="11pt" style:language-asian="en" style:country-asian="CA" style:font-size-complex="10pt"/>
    </style:style>
    <style:style style:name="Text" style:family="paragraph" style:parent-style-name="Standard" style:default-outline-level="" style:class="extra">
      <style:text-properties fo:font-size="11pt" style:font-size-asian="11pt" style:language-asian="en" style:country-asian="CA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3335in" fo:margin-bottom="0in" loext:contextual-spacing="false" fo:line-height="115%" fo:keep-together="always"/>
      <style:text-properties fo:color="#365f91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No_20_Spacing" style:display-name="No Spacing" style:family="paragraph" style:parent-style-name="Standard" style:default-outline-level="">
      <style:text-properties fo:color="#000000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ja" style:country-asian="JP" style:font-size-complex="10pt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font-size="12pt" fo:language="en" fo:country="US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Heading_20_2_20_Char" style:display-name="Heading 2 Char" style:family="text" style:parent-style-name="Default_20_Paragraph_20_Font">
      <style:text-properties fo:language="en" fo:country="US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 style:parent-style-name="Default_20_Paragraph_20_Font">
      <style:text-properties fo:language="en" fo:country="US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8pt" style:font-weight-complex="bold"/>
    </style:style>
    <style:style style:name="Heading_20_4_20_Char" style:display-name="Heading 4 Char" style:family="text" style:parent-style-name="Default_20_Paragraph_20_Font">
      <style:text-properties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size="9pt" fo:language="en" fo:country="US" fo:font-weight="bold" style:font-name-asian="Times New Roman" style:font-family-asian="'Times New Roman'" style:font-family-generic-asian="system" style:font-pitch-asian="variable" style:font-size-asian="9pt" style:font-weight-asian="bold" style:font-size-complex="12pt" style:font-weight-complex="bold"/>
    </style:style>
    <style:style style:name="Heading_20_6_20_Char" style:display-name="Heading 6 Char" style:family="text" style:parent-style-name="Default_20_Paragraph_20_Font">
      <style:text-properties fo:font-size="9pt" fo:language="en" fo:country="US" fo:font-weight="bold" style:font-name-asian="Times New Roman" style:font-family-asian="'Times New Roman'" style:font-family-generic-asian="system" style:font-pitch-asian="variable" style:font-size-asian="9pt" style:font-weight-asian="bold" style:font-size-complex="12pt" style:font-weight-complex="bold"/>
    </style:style>
    <style:style style:name="Heading_20_7_20_Char" style:display-name="Heading 7 Char" style:family="text" style:parent-style-name="Default_20_Paragraph_20_Font">
      <style:text-properties fo:font-size="8pt" fo:language="en" fo:country="US" fo:font-weight="bold" style:font-name-asian="Times New Roman" style:font-family-asian="'Times New Roman'" style:font-family-generic-asian="system" style:font-pitch-asian="variable" style:font-size-asian="8pt" style:font-weight-asian="bold" style:font-size-complex="12pt" style:font-weight-complex="bold"/>
    </style:style>
    <style:style style:name="Heading_20_8_20_Char" style:display-name="Heading 8 Char" style:family="text" style:parent-style-name="Default_20_Paragraph_20_Font">
      <style:text-properties fo:color="#003366" fo:font-size="9pt" fo:language="en" fo:country="US" fo:font-weight="bold" style:font-name-asian="Times New Roman" style:font-family-asian="'Times New Roman'" style:font-family-generic-asian="system" style:font-pitch-asian="variable" style:font-size-asian="9pt" style:font-weight-asian="bold" style:font-size-complex="12pt" style:font-weight-complex="bold"/>
    </style:style>
    <style:style style:name="Heading_20_9_20_Char" style:display-name="Heading 9 Char" style:family="text" style:parent-style-name="Default_20_Paragraph_20_Font">
      <style:text-properties fo:font-size="8pt" fo:language="en" fo:country="US" fo:font-weight="bold" style:font-name-asian="Times New Roman" style:font-family-asian="'Times New Roman'" style:font-family-generic-asian="system" style:font-pitch-asian="variable" style:font-size-asian="8pt" style:font-weight-asian="bold" style:font-size-complex="10pt" style:font-weight-complex="bold"/>
    </style:style>
    <style:style style:name="Header_20_Char" style:display-name="Header Char" style:family="text" style:parent-style-name="Default_20_Paragraph_20_Font"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8pt" fo:language="en" fo:country="US" fo:font-weight="bold" style:font-name-asian="Times New Roman" style:font-family-asian="'Times New Roman'" style:font-family-generic-asian="system" style:font-pitch-asian="variable" style:font-size-asian="8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fo:color="#580058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Body_20_Text_20_3_20_Char" style:display-name="Body Text 3 Char" style:family="text" style:parent-style-name="Default_20_Paragraph_20_Font">
      <style:text-properties fo:color="#000000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Body_20_Text_20_2_20_Char" style:display-name="Body Text 2 Char" style:family="text" style:parent-style-name="Default_20_Paragraph_20_Font">
      <style:text-properties fo:language="en" fo:country="GB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style:font-name="Tms Rmn" fo:font-family="'Tms Rmn'" style:font-family-generic="roman" style:font-pitch="variable" fo:language="en" fo:country="US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Body_20_Text_20_Indent_20_2_20_Char" style:display-name="Body Text Indent 2 Char" style:family="text" style:parent-style-name="Default_20_Paragraph_20_Font">
      <style:text-properties fo:language="en" fo:country="GB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ody_20_Text_20_Indent_20_3_20_Char" style:display-name="Body Text Indent 3 Char" style:family="text" style:parent-style-name="Default_20_Paragraph_20_Font">
      <style:text-properties fo:language="en" fo:country="GB"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language="en" fo:country="GB" fo:background-color="#000080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10pt" style:font-size-asian="10pt" style:font-size-complex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72bc06"/>
    </style:style>
    <style:style style:name="ListLabel_20_6" style:display-name="ListLabel 6" style:family="text">
      <style:text-properties fo:font-size="8pt" style:font-size-asian="8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8pt" style:font-size-asian="8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8pt" style:font-size-asian="8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color="#00000a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size-complex="10pt"/>
    </style:style>
    <style:style style:name="ListLabel_20_44" style:display-name="ListLabel 44" style:family="text">
      <style:text-properties fo:font-size="10pt" style:font-size-asian="10pt" style:font-size-complex="10pt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size-complex="10pt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252in" fo:margin-left="0.25in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48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808080" fo:letter-spacing="0.0417in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4902in" fo:margin-left="1.25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098in" fo:margin-left="0in" fo:margin-right="0in" fo:margin-top="0.470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2</text:page-number> | <text:span text:style-name="MT1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Charter</dc:title>
    <dc:subject>Project Charter</dc:subject>
    <meta:initial-creator>Colin Beck</meta:initial-creator>
    <meta:keyword>Project</meta:keyword>
    <meta:keyword>Charter</meta:keyword>
    <meta:keyword>PMI</meta:keyword>
    <meta:keyword>Template</meta:keyword>
    <meta:keyword>Project</meta:keyword>
    <meta:keyword>Management</meta:keyword>
    <meta:editing-cycles>17</meta:editing-cycles>
    <meta:creation-date>2017-06-30T12:57:00</meta:creation-date>
    <dc:date>2017-12-20T10:38:26.634603276</dc:date>
    <meta:editing-duration>PT33M7S</meta:editing-duration>
    <meta:generator>LibreOffice/5.1.6.2$Linux_X86_64 LibreOffice_project/10m0$Build-2</meta:generator>
    <meta:document-statistic meta:table-count="0" meta:image-count="0" meta:object-count="0" meta:page-count="4" meta:paragraph-count="54" meta:word-count="603" meta:character-count="3800" meta:non-whitespace-character-count="3281"/>
    <meta:user-defined meta:name="AppVersion">14.0000</meta:user-defined>
    <meta:user-defined meta:name="Company">TELUS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Template</meta:user-defined>
    <meta:template xlink:type="simple" xlink:actuate="onRequest" xlink:title="Normal.dotm" xlink:href=""/>
  </office:meta>
</office:document-meta>
</file>